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8e44" officeooo:paragraph-rsid="000e8e44"/>
    </style:style>
    <style:style style:name="P2" style:family="paragraph" style:parent-style-name="Standard">
      <style:text-properties officeooo:rsid="000eefd1" officeooo:paragraph-rsid="000eefd1"/>
    </style:style>
    <style:style style:name="P3" style:family="paragraph" style:parent-style-name="Standard">
      <style:text-properties officeooo:rsid="0010cdcf" officeooo:paragraph-rsid="0010cdcf"/>
    </style:style>
    <style:style style:name="T1" style:family="text">
      <style:text-properties officeooo:rsid="000ee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11</text:p>
      <text:p text:style-name="P1">Z analitycznego oszacowania wynika, że całka z zadanej funkcj od 17 do nieskończoności jest mniejsza niż żądana dokłądność, zatem wystarczy policzyć całkę na przedziale 0-17. <text:span text:style-name="T1">Obliczać ją będziemy złożoną metodą trapezów, potrzebujemy do tego jedynie wartości funckcji w puktach podziału. Obliczając kolejne przybliżenia pamiętać należy jedynie sumę wartości funkcji w punktach podziału (połowa wartości dla punktów skrajnych). Podczas zagęszczania podziału wystarczy zatem obliczyć ją tylko w nowych punktach.</text:span></text:p>
      <text:p text:style-name="P2">Wraz z tym została zaimplementowana metoda Romberga</text:p>
      <text:p text:style-name="P1"/>
      <text:p text:style-name="P2">Program wypisuje 3 kolumny: w pierwszej wynik złożonej metody trapezów dla podziału na 2^k przedziałów , w drugiej wynik obliczony przy użyciu metody romberga oraz w trzeciej błąd przybliżenia opisujący kiedy zarzymać iteracje.</text:p>
      <text:p text:style-name="P1"/>
      <text:p text:style-name="P1">Wynik został porównany z wynikiem z programu mathematica, rozbieżności istotnie widać dopiero na 8 miejscu po przecinku.</text:p>
      <text:p text:style-name="P1">Wynik -0.21727504468</text:p>
      <text:p text:style-name="P1">Wynik z mathematici-0.21727508731</text:p>
      <text:p text:style-name="P1"/>
      <text:p text:style-name="P3">Zauważyć można że zgodnie z teorią metoda romberga przyśpiesza zbieżność jednak, jak widać z wyników przyśpiesznie to jest bardzo znikome I w praktyce nie przyśpiesza algoryt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4:20:13.505527791</meta:creation-date>
    <dc:date>2019-12-24T04:46:34.481528194</dc:date>
    <meta:editing-duration>PT2M4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58" meta:character-count="1147" meta:non-whitespace-character-count="997"/>
  </office:meta>
</office:document-meta>
</file>